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Bold" svg:font-family="Noto Sans Mono CJK JP Bold" style:font-family-generic="swiss" style:font-pitch="variable"/>
    <style:font-face style:name="Noto Sans CJK JP Medium" svg:font-family="Noto Sans CJK JP Medium" style:font-family-generic="swiss" style:font-pitch="variable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style:snap-to-layout-grid="false" fo:text-align="center" style:page-number="1"/>
    </style:style>
    <style:style style:name="T3" style:parent-style-name="預設段落字型" style:family="text">
      <style:text-properties style:font-name="Times New Roman" style:font-name-asian="標楷體" style:font-name-complex="Times New Roman"/>
    </style:style>
    <style:style style:name="P4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5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6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7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8" style:parent-style-name="內文" style:family="paragraph">
      <style:paragraph-properties style:snap-to-layout-grid="false" fo:text-align="center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0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2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T13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28pt"/>
    </style:style>
    <style:style style:name="P14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5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6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7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8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19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0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1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2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3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4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5" style:parent-style-name="內文" style:family="paragraph">
      <style:paragraph-properties style:snap-to-layout-grid="false" fo:text-align="center"/>
      <style:text-properties style:font-name="標楷體" style:font-name-asian="標楷體" fo:font-size="28pt" style:font-size-asian="28pt" style:font-size-complex="28pt"/>
    </style:style>
    <style:style style:name="P26" style:parent-style-name="內文" style:family="paragraph">
      <style:paragraph-properties style:snap-to-layout-grid="false" fo:margin-top="0.0833in" fo:margin-bottom="0.0833in" fo:margin-left="0.2291in">
        <style:tab-stops/>
      </style:paragraph-properties>
      <style:text-properties style:font-name="標楷體" style:font-name-asian="標楷體" fo:font-size="20pt" style:font-size-asian="20pt" style:font-size-complex="20pt"/>
    </style:style>
    <style:style style:name="P27" style:parent-style-name="內文" style:family="paragraph">
      <style:paragraph-properties style:snap-to-layout-grid="false" fo:margin-top="0.0833in" fo:margin-bottom="0.0833in" fo:margin-left="0.2291in">
        <style:tab-stops/>
      </style:paragraph-properties>
      <style:text-properties style:font-name="標楷體" style:font-name-asian="標楷體" fo:font-size="20pt" style:font-size-asian="20pt" style:font-size-complex="20pt"/>
    </style:style>
    <style:style style:name="P28" style:parent-style-name="內文" style:family="paragraph">
      <style:paragraph-properties style:snap-to-layout-grid="false" fo:margin-top="0.0833in" fo:margin-bottom="0.0833in" fo:margin-left="0.2291in" fo:margin-right="-0.0812in">
        <style:tab-stops/>
      </style:paragraph-properties>
    </style:style>
    <style:style style:name="T29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1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3" style:parent-style-name="預設段落字型" style:family="text">
      <style:text-properties style:font-name-asian="標楷體" fo:font-size="20pt" style:font-size-asian="20pt" style:font-size-complex="20pt"/>
    </style:style>
    <style:style style:name="T3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5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6" style:parent-style-name="預設段落字型" style:family="text">
      <style:text-properties style:font-name-asian="標楷體" fo:font-size="20pt" style:font-size-asian="20pt" style:font-size-complex="20pt"/>
    </style:style>
    <style:style style:name="T3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9" style:parent-style-name="預設段落字型" style:family="text">
      <style:text-properties style:font-name-asian="標楷體" fo:font-size="20pt" style:font-size-asian="20pt" style:font-size-complex="20pt"/>
    </style:style>
    <style:style style:name="T4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1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2" style:parent-style-name="預設段落字型" style:family="text">
      <style:text-properties style:font-name-asian="標楷體" fo:font-size="20pt" style:font-size-asian="20pt" style:font-size-complex="20pt"/>
    </style:style>
    <style:style style:name="T4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5" style:parent-style-name="預設段落字型" style:family="text">
      <style:text-properties style:font-name-asian="標楷體" fo:font-size="20pt" style:font-size-asian="20pt" style:font-size-complex="20pt"/>
    </style:style>
    <style:style style:name="T4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9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50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1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2" style:parent-style-name="內文" style:family="paragraph">
      <style:paragraph-properties style:snap-to-layout-grid="false" fo:text-align="center"/>
    </style:style>
    <style:style style:name="T53" style:parent-style-name="預設段落字型" style:family="text">
      <style:text-properties style:font-name="Times New Roman" style:font-name-asian="標楷體" style:font-name-complex="Times New Roman" fo:font-weight="bold" style:font-weight-asian="bold" fo:font-size="48pt" style:font-size-asian="48pt" style:font-size-complex="28pt"/>
    </style:style>
    <style:style style:name="T54" style:parent-style-name="預設段落字型" style:family="text">
      <style:text-properties style:font-name="Times New Roman" style:font-name-asian="標楷體" style:font-name-complex="Times New Roman" fo:font-weight="bold" style:font-weight-asian="bold" fo:color="#000000" fo:font-size="48pt" style:font-size-asian="48pt" style:font-size-complex="28pt"/>
    </style:style>
    <style:style style:name="P55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6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7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8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59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60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 fo:font-size="28pt" style:font-size-asian="28pt" style:font-size-complex="28pt"/>
    </style:style>
    <style:style style:name="P61" style:parent-style-name="標題" style:master-page-name="MP1" style:family="paragraph">
      <style:paragraph-properties fo:break-before="page"/>
      <style:text-properties style:font-name="Times New Roman" style:font-name-asian="標楷體" style:font-name-complex="Times New Roman" fo:font-weight="bold" style:font-weight-asian="bold"/>
    </style:style>
    <style:style style:name="P63" style:parent-style-name="本文" style:family="paragraph">
      <style:paragraph-properties fo:margin-top="0.0055in" fo:margin-left="0in">
        <style:tab-stops/>
      </style:paragraph-properties>
      <style:text-properties style:font-name="Times New Roman" style:font-name-asian="標楷體" style:font-name-complex="Times New Roman" fo:font-size="7.5pt" style:font-size-asian="7.5pt"/>
    </style:style>
    <style:style style:name="P64" style:parent-style-name="本文" style:family="paragraph">
      <style:paragraph-properties fo:line-height="0.3819in" fo:margin-left="0.0777in">
        <style:tab-stops/>
      </style:paragraph-properties>
    </style:style>
    <style:style style:name="T65" style:parent-style-name="預設段落字型" style:family="text">
      <style:text-properties style:font-name="Times New Roman" style:font-name-asian="標楷體" style:font-name-complex="Times New Roman"/>
    </style:style>
    <style:style style:name="T66" style:parent-style-name="預設段落字型" style:family="text">
      <style:text-properties style:font-name="Times New Roman" style:font-name-asian="標楷體" style:font-name-complex="Times New Roman"/>
    </style:style>
    <style:style style:name="T67" style:parent-style-name="預設段落字型" style:family="text">
      <style:text-properties style:font-name="Times New Roman" style:font-name-asian="標楷體" style:font-name-complex="Times New Roman"/>
    </style:style>
    <style:style style:name="P68" style:parent-style-name="本文" style:family="paragraph">
      <style:paragraph-properties fo:text-align="end" fo:line-height="0.2777in" fo:margin-left="0in" fo:margin-right="0.1104in">
        <style:tab-stops/>
      </style:paragraph-properties>
    </style:style>
    <style:style style:name="T69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0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1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2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3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7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76" style:parent-style-name="本文" style:family="paragraph">
      <style:paragraph-properties fo:text-align="end" fo:line-height="0.2777in" fo:margin-left="0in" fo:margin-right="0.1104in">
        <style:tab-stops/>
      </style:paragraph-properties>
    </style:style>
    <style:style style:name="T77" style:parent-style-name="預設段落字型" style:family="text">
      <style:text-properties style:font-name="Times New Roman" style:font-name-asian="標楷體" style:font-name-complex="Times New Roman" fo:letter-spacing="-0.0013in" style:text-scale="95%"/>
    </style:style>
    <style:style style:name="T78" style:parent-style-name="預設段落字型" style:family="text">
      <style:text-properties style:font-name="Times New Roman" style:font-name-asian="標楷體" style:font-name-complex="Times New Roman" fo:letter-spacing="-0.0006in" style:text-scale="95%"/>
    </style:style>
    <style:style style:name="T79" style:parent-style-name="預設段落字型" style:family="text">
      <style:text-properties style:font-name="Times New Roman" style:font-name-asian="標楷體" style:font-name-complex="Times New Roman" fo:letter-spacing="-0.0006in" style:text-scale="95%"/>
    </style:style>
    <style:style style:name="T8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81" style:parent-style-name="本文" style:family="paragraph">
      <style:paragraph-properties fo:margin-top="0.0131in" fo:line-height="0.3055in" fo:margin-left="0in">
        <style:tab-stops/>
      </style:paragraph-properties>
      <style:text-properties style:font-name="Times New Roman" style:font-name-asian="標楷體" style:font-name-complex="Times New Roman" fo:font-size="6.5pt" style:font-size-asian="6.5pt"/>
    </style:style>
    <style:style style:name="P82" style:parent-style-name="本文" style:family="paragraph">
      <style:paragraph-properties fo:text-align="justify" fo:line-height="0.3055in" fo:margin-left="0.0784in" fo:margin-right="0.2125in" fo:text-indent="0.3694in">
        <style:tab-stops/>
      </style:paragraph-properties>
    </style:style>
    <style:style style:name="T8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8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0" style:parent-style-name="預設段落字型" style:family="text">
      <style:text-properties style:font-name="Times New Roman" style:font-name-asian="標楷體" style:font-name-complex="Times New Roman"/>
    </style:style>
    <style:style style:name="P91" style:parent-style-name="本文" style:family="paragraph">
      <style:paragraph-properties fo:text-align="justify" fo:margin-top="0.0833in" fo:margin-bottom="0.0833in" fo:line-height="0.3055in" fo:margin-left="0.0784in" fo:margin-right="0.212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92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9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2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P139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14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4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4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4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4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7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181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18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18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8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1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1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1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2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23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22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3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3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4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5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5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6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6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66" style:parent-style-name="本文" style:family="paragraph">
      <style:paragraph-properties fo:text-align="justify" fo:margin-top="0.0833in" fo:margin-bottom="0.0833in" fo:line-height="0.3055in" fo:margin-left="0.0784in" fo:margin-right="0.212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267" style:parent-style-name="本文" style:family="paragraph">
      <style:paragraph-properties fo:text-align="justify" fo:line-height="0.3055in" fo:margin-left="0.6895in" fo:margin-right="0.2145in">
        <style:tab-stops/>
      </style:paragraph-properties>
    </style:style>
    <style:style style:name="T26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6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3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2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7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7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2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0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314" style:parent-style-name="本文" style:family="paragraph">
      <style:paragraph-properties fo:text-align="justify" fo:line-height="0.3055in" fo:margin-left="1.0819in" fo:margin-right="0.2145in" fo:text-indent="-0.393in">
        <style:tab-stops/>
      </style:paragraph-properties>
    </style:style>
    <style:style style:name="T315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7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1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2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2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3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3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4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5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5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5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5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358" style:parent-style-name="本文" style:family="paragraph">
      <style:paragraph-properties fo:text-align="justify" fo:line-height="0.3055in" fo:margin-left="0in" fo:margin-right="0.2145in">
        <style:tab-stops/>
      </style:paragraph-properties>
    </style:style>
    <style:style style:name="T35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6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6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2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7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7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7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4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3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6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P397" style:parent-style-name="本文" style:family="paragraph">
      <style:paragraph-properties fo:text-align="justify" fo:line-height="0.3055in" fo:margin-left="0in" fo:margin-right="0.2145in">
        <style:tab-stops/>
      </style:paragraph-properties>
    </style:style>
    <style:style style:name="T39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39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0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0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1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1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2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3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3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438" style:parent-style-name="本文" style:family="paragraph">
      <style:paragraph-properties fo:text-align="justify" fo:line-height="0.3055in" fo:margin-left="0in" fo:margin-right="0.2145in">
        <style:tab-stops/>
      </style:paragraph-properties>
    </style:style>
    <style:style style:name="T43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0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1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44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5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462" style:parent-style-name="本文" style:family="paragraph">
      <style:paragraph-properties fo:text-align="justify" fo:line-height="0.3055in" fo:margin-left="0in" fo:margin-right="0.2145in" fo:text-indent="0.3888in">
        <style:tab-stops/>
      </style:paragraph-properties>
    </style:style>
    <style:style style:name="T46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7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7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8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4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6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8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4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0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2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7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0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9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1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3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5" style:parent-style-name="預設段落字型" style:family="text">
      <style:text-properties style:font-name="新細明體" style:text-underline-type="single" style:text-underline-style="solid" style:text-underline-width="auto" style:text-underline-mode="continuous"/>
    </style:style>
    <style:style style:name="T5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17" style:parent-style-name="本文" style:family="paragraph">
      <style:paragraph-properties fo:text-align="justify" fo:line-height="0.3055in" fo:margin-left="0.3486in" fo:margin-right="0.2145in" fo:text-indent="-0.3486in">
        <style:tab-stops/>
      </style:paragraph-properties>
    </style:style>
    <style:style style:name="T518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519" style:parent-style-name="預設段落字型" style:family="text">
      <style:text-properties style:font-name="Times New Roman" style:font-name-asian="標楷體" style:font-name-complex="Times New Roman" style:text-scale="95%"/>
    </style:style>
    <style:style style:name="T520" style:parent-style-name="預設段落字型" style:family="text">
      <style:text-properties style:font-name-asian="標楷體"/>
    </style:style>
    <style:style style:name="P521" style:parent-style-name="本文" style:family="paragraph">
      <style:paragraph-properties fo:text-align="justify" fo:line-height="0.3055in" fo:margin-left="0in" fo:margin-right="0.214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P522" style:parent-style-name="本文" style:family="paragraph">
      <style:paragraph-properties fo:text-align="justify" fo:line-height="0.3055in" fo:margin-left="0in" fo:margin-right="0.2145in">
        <style:tab-stops/>
      </style:paragraph-properties>
      <style:text-properties style:font-name="Times New Roman" style:font-name-asian="標楷體" style:font-name-complex="Times New Roman" style:text-scale="95%"/>
    </style:style>
    <style:style style:name="TableColumn524" style:family="table-column">
      <style:table-column-properties style:column-width="1.375in"/>
    </style:style>
    <style:style style:name="Table523" style:family="table" style:master-page-name="MP2">
      <style:table-properties style:width="1.375in" fo:margin-left="0in" table:align="left"/>
    </style:style>
    <style:style style:name="TableRow525" style:family="table-row">
      <style:table-row-properties style:min-row-height="1.75in"/>
    </style:style>
    <style:style style:name="TableCell526" style:family="table-cell">
      <style:table-cell-properties fo:border="0.0069in dotted #000000" fo:padding-top="0in" fo:padding-left="0.0194in" fo:padding-bottom="0in" fo:padding-right="0.0194in"/>
    </style:style>
    <style:style style:name="P527" style:parent-style-name="內文" style:family="paragraph">
      <style:paragraph-properties fo:break-before="page" fo:margin-bottom="0.0694in" fo:line-height="0.25in"/>
      <style:text-properties style:font-name-asian="標楷體" fo:font-size="14pt" style:font-size-asian="14pt" style:font-size-complex="14pt"/>
    </style:style>
    <style:style style:name="P529" style:parent-style-name="內文" style:family="paragraph">
      <style:paragraph-properties fo:margin-bottom="0.0694in" fo:line-height="0.3194in"/>
      <style:text-properties style:font-name-asian="標楷體" fo:font-size="14pt" style:font-size-asian="14pt" style:font-size-complex="14pt"/>
    </style:style>
    <style:style style:name="P530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31" style:parent-style-name="預設段落字型" style:family="text">
      <style:text-properties style:font-name-asian="標楷體" fo:font-size="14pt" style:font-size-asian="14pt" style:font-size-complex="14pt"/>
    </style:style>
    <style:style style:name="T532" style:parent-style-name="預設段落字型" style:family="text">
      <style:text-properties style:font-name-asian="標楷體" fo:font-size="14pt" style:font-size-asian="14pt" style:font-size-complex="14pt"/>
    </style:style>
    <style:style style:name="T533" style:parent-style-name="預設段落字型" style:family="text">
      <style:text-properties style:font-name-asian="標楷體" fo:font-size="14pt" style:font-size-asian="14pt" style:font-size-complex="14pt"/>
    </style:style>
    <style:style style:name="P534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35" style:parent-style-name="預設段落字型" style:family="text">
      <style:text-properties style:font-name-asian="標楷體" fo:font-size="14pt" style:font-size-asian="14pt" style:font-size-complex="14pt"/>
    </style:style>
    <style:style style:name="T536" style:parent-style-name="預設段落字型" style:family="text">
      <style:text-properties style:font-name-asian="標楷體" fo:font-size="14pt" style:font-size-asian="14pt" style:font-size-complex="14pt"/>
    </style:style>
    <style:style style:name="T537" style:parent-style-name="預設段落字型" style:family="text">
      <style:text-properties style:font-name-asian="標楷體" fo:font-size="14pt" style:font-size-asian="14pt" style:font-size-complex="14pt"/>
    </style:style>
    <style:style style:name="T538" style:parent-style-name="預設段落字型" style:family="text">
      <style:text-properties style:font-name-asian="標楷體" fo:font-size="14pt" style:font-size-asian="14pt" style:font-size-complex="14pt"/>
    </style:style>
    <style:style style:name="T539" style:parent-style-name="預設段落字型" style:family="text">
      <style:text-properties style:font-name-asian="標楷體" fo:font-size="14pt" style:font-size-asian="14pt" style:font-size-complex="14pt"/>
    </style:style>
    <style:style style:name="P540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41" style:parent-style-name="預設段落字型" style:family="text">
      <style:text-properties style:font-name-asian="標楷體" fo:font-size="14pt" style:font-size-asian="14pt" style:font-size-complex="14pt"/>
    </style:style>
    <style:style style:name="T542" style:parent-style-name="預設段落字型" style:family="text">
      <style:text-properties style:font-name-asian="標楷體" fo:font-size="14pt" style:font-size-asian="14pt" style:font-size-complex="14pt"/>
    </style:style>
    <style:style style:name="T543" style:parent-style-name="預設段落字型" style:family="text">
      <style:text-properties style:font-name-asian="標楷體" fo:font-size="14pt" style:font-size-asian="14pt" style:font-size-complex="14pt"/>
    </style:style>
    <style:style style:name="TableColumn545" style:family="table-column">
      <style:table-column-properties style:column-width="1.1027in"/>
    </style:style>
    <style:style style:name="Table544" style:family="table">
      <style:table-properties style:width="1.1027in" fo:margin-left="0in" table:align="left"/>
    </style:style>
    <style:style style:name="TableRow546" style:family="table-row">
      <style:table-row-properties style:min-row-height="0.625in"/>
    </style:style>
    <style:style style:name="TableCell547" style:family="table-cell">
      <style:table-cell-properties fo:border="0.0069in dotted #000000" fo:padding-top="0in" fo:padding-left="0.0194in" fo:padding-bottom="0in" fo:padding-right="0.0194in"/>
    </style:style>
    <style:style style:name="P548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49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50" style:parent-style-name="預設段落字型" style:family="text">
      <style:text-properties style:font-name-asian="標楷體" fo:font-size="14pt" style:font-size-asian="14pt" style:font-size-complex="14pt"/>
    </style:style>
    <style:style style:name="P551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52" style:parent-style-name="預設段落字型" style:family="text">
      <style:text-properties style:font-name-asian="標楷體" fo:font-size="14pt" style:font-size-asian="14pt" style:font-size-complex="14pt"/>
    </style:style>
    <style:style style:name="T553" style:parent-style-name="預設段落字型" style:family="text">
      <style:text-properties style:font-name-asian="標楷體" fo:font-size="14pt" style:font-size-asian="14pt" style:font-size-complex="14pt"/>
    </style:style>
    <style:style style:name="T554" style:parent-style-name="預設段落字型" style:family="text">
      <style:text-properties style:font-name-asian="標楷體" fo:font-size="14pt" style:font-size-asian="14pt" style:font-size-complex="14pt"/>
    </style:style>
    <style:style style:name="P555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TableColumn557" style:family="table-column">
      <style:table-column-properties style:column-width="1.375in"/>
    </style:style>
    <style:style style:name="Table556" style:family="table">
      <style:table-properties style:width="1.375in" fo:margin-left="0in" table:align="left"/>
    </style:style>
    <style:style style:name="TableRow558" style:family="table-row">
      <style:table-row-properties style:min-row-height="1.75in"/>
    </style:style>
    <style:style style:name="TableCell559" style:family="table-cell">
      <style:table-cell-properties fo:border="0.0069in dotted #000000" fo:padding-top="0in" fo:padding-left="0.0194in" fo:padding-bottom="0in" fo:padding-right="0.0194in"/>
    </style:style>
    <style:style style:name="P560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61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62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63" style:parent-style-name="預設段落字型" style:family="text">
      <style:text-properties style:font-name-asian="標楷體" fo:font-size="14pt" style:font-size-asian="14pt" style:font-size-complex="14pt"/>
    </style:style>
    <style:style style:name="T564" style:parent-style-name="預設段落字型" style:family="text">
      <style:text-properties style:font-name-asian="標楷體" fo:font-size="14pt" style:font-size-asian="14pt" style:font-size-complex="14pt"/>
    </style:style>
    <style:style style:name="T565" style:parent-style-name="預設段落字型" style:family="text">
      <style:text-properties style:font-name-asian="標楷體" fo:font-size="14pt" style:font-size-asian="14pt" style:font-size-complex="14pt"/>
    </style:style>
    <style:style style:name="P566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67" style:parent-style-name="預設段落字型" style:family="text">
      <style:text-properties style:font-name-asian="標楷體" fo:font-size="14pt" style:font-size-asian="14pt" style:font-size-complex="14pt"/>
    </style:style>
    <style:style style:name="T568" style:parent-style-name="預設段落字型" style:family="text">
      <style:text-properties style:font-name-asian="標楷體" fo:font-size="14pt" style:font-size-asian="14pt" style:font-size-complex="14pt"/>
    </style:style>
    <style:style style:name="T569" style:parent-style-name="預設段落字型" style:family="text">
      <style:text-properties style:font-name-asian="標楷體" fo:font-size="14pt" style:font-size-asian="14pt" style:font-size-complex="14pt"/>
    </style:style>
    <style:style style:name="T570" style:parent-style-name="預設段落字型" style:family="text">
      <style:text-properties style:font-name-asian="標楷體" fo:font-size="14pt" style:font-size-asian="14pt" style:font-size-complex="14pt"/>
    </style:style>
    <style:style style:name="T571" style:parent-style-name="預設段落字型" style:family="text">
      <style:text-properties style:font-name-asian="標楷體" fo:font-size="14pt" style:font-size-asian="14pt" style:font-size-complex="14pt"/>
    </style:style>
    <style:style style:name="P572" style:parent-style-name="內文" style:family="paragraph">
      <style:paragraph-properties fo:margin-bottom="0.0694in" fo:line-height="0.25in" fo:margin-left="0.918in" fo:margin-right="1.7673in" fo:text-indent="-0.918in">
        <style:tab-stops/>
      </style:paragraph-properties>
    </style:style>
    <style:style style:name="T573" style:parent-style-name="預設段落字型" style:family="text">
      <style:text-properties style:font-name-asian="標楷體" fo:font-size="14pt" style:font-size-asian="14pt" style:font-size-complex="14pt"/>
    </style:style>
    <style:style style:name="T574" style:parent-style-name="預設段落字型" style:family="text">
      <style:text-properties style:font-name-asian="標楷體" fo:font-size="14pt" style:font-size-asian="14pt" style:font-size-complex="14pt"/>
    </style:style>
    <style:style style:name="T575" style:parent-style-name="預設段落字型" style:family="text">
      <style:text-properties style:font-name-asian="標楷體" fo:font-size="14pt" style:font-size-asian="14pt" style:font-size-complex="14pt"/>
    </style:style>
    <style:style style:name="P576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77" style:parent-style-name="預設段落字型" style:family="text">
      <style:text-properties style:font-name-asian="標楷體" fo:font-size="14pt" style:font-size-asian="14pt" style:font-size-complex="14pt"/>
    </style:style>
    <style:style style:name="TableColumn579" style:family="table-column">
      <style:table-column-properties style:column-width="1.1027in"/>
    </style:style>
    <style:style style:name="Table578" style:family="table">
      <style:table-properties style:width="1.1027in" fo:margin-left="0in" table:align="left"/>
    </style:style>
    <style:style style:name="TableRow580" style:family="table-row">
      <style:table-row-properties style:min-row-height="0.625in"/>
    </style:style>
    <style:style style:name="TableCell581" style:family="table-cell">
      <style:table-cell-properties fo:border="0.0069in dotted #000000" fo:padding-top="0in" fo:padding-left="0.0194in" fo:padding-bottom="0in" fo:padding-right="0.0194in"/>
    </style:style>
    <style:style style:name="P582" style:parent-style-name="內文" style:family="paragraph">
      <style:paragraph-properties fo:margin-bottom="0.0694in" fo:line-height="0.25in"/>
      <style:text-properties style:font-name-asian="標楷體" fo:font-size="14pt" style:font-size-asian="14pt" style:font-size-complex="14pt"/>
    </style:style>
    <style:style style:name="P583" style:parent-style-name="內文" style:family="paragraph">
      <style:paragraph-properties fo:margin-bottom="0.0694in" fo:line-height="0.25in" fo:margin-left="1.2638in" fo:text-indent="-1.2638in">
        <style:tab-stops/>
      </style:paragraph-properties>
    </style:style>
    <style:style style:name="T584" style:parent-style-name="預設段落字型" style:family="text">
      <style:text-properties style:font-name-asian="標楷體" fo:font-size="14pt" style:font-size-asian="14pt" style:font-size-complex="14pt"/>
    </style:style>
    <style:style style:name="T585" style:parent-style-name="預設段落字型" style:family="text">
      <style:text-properties style:font-name-asian="標楷體" fo:font-size="14pt" style:font-size-asian="14pt" style:font-size-complex="14pt"/>
    </style:style>
    <style:style style:name="T586" style:parent-style-name="預設段落字型" style:family="text">
      <style:text-properties style:font-name-asian="標楷體" fo:font-size="14pt" style:font-size-asian="14pt" style:font-size-complex="14pt"/>
    </style:style>
    <style:style style:name="P587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88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89" style:parent-style-name="內文" style:family="paragraph">
      <style:paragraph-properties fo:margin-bottom="0.0694in" fo:line-height="0.25in" fo:margin-left="1.2638in" fo:text-indent="-1.2638in">
        <style:tab-stops/>
      </style:paragraph-properties>
      <style:text-properties style:font-name-asian="標楷體" fo:font-size="14pt" style:font-size-asian="14pt" style:font-size-complex="14pt"/>
    </style:style>
    <style:style style:name="P590" style:parent-style-name="內文" style:family="paragraph">
      <style:paragraph-properties fo:margin-bottom="0.0694in" fo:line-height="0.25in" fo:margin-left="0.993in" fo:text-indent="-0.993in">
        <style:tab-stops/>
      </style:paragraph-properties>
      <style:text-properties style:font-name-asian="標楷體"/>
    </style:style>
    <style:style style:name="P591" style:parent-style-name="內文" style:family="paragraph">
      <style:paragraph-properties fo:margin-bottom="0.0694in" fo:line-height="0.25in"/>
      <style:text-properties style:font-name-asian="標楷體"/>
    </style:style>
    <style:style style:name="P592" style:parent-style-name="內文" style:family="paragraph">
      <style:paragraph-properties fo:margin-bottom="0.0694in" fo:line-height="0.25in" fo:margin-left="0.993in" fo:text-indent="-0.993in">
        <style:tab-stops/>
      </style:paragraph-properties>
      <style:text-properties style:font-name-asian="標楷體"/>
    </style:style>
    <style:style style:name="P593" style:parent-style-name="內文" style:family="paragraph">
      <style:paragraph-properties fo:margin-bottom="0.0694in" fo:line-height="0.25in" fo:margin-left="0.993in" fo:text-indent="-0.993in">
        <style:tab-stops/>
      </style:paragraph-properties>
      <style:text-properties style:font-name-asian="標楷體"/>
    </style:style>
    <style:style style:name="P594" style:parent-style-name="內文" style:family="paragraph">
      <style:paragraph-properties fo:text-align="start" fo:margin-bottom="0.0694in" fo:line-height="0.25in" fo:margin-left="1.2638in" fo:text-indent="-1.2638in">
        <style:tab-stops/>
      </style:paragraph-properties>
    </style:style>
    <style:style style:name="T595" style:parent-style-name="預設段落字型" style:family="text">
      <style:text-properties style:font-name-asian="標楷體" fo:font-size="14pt" style:font-size-asian="14pt"/>
    </style:style>
    <style:style style:name="T596" style:parent-style-name="預設段落字型" style:family="text">
      <style:text-properties style:font-name-asian="標楷體" fo:font-size="14pt" style:font-size-asian="14pt"/>
    </style:style>
    <style:style style:name="T597" style:parent-style-name="預設段落字型" style:family="text">
      <style:text-properties style:font-name-asian="標楷體" fo:font-size="14pt" style:font-size-asian="14pt"/>
    </style:style>
    <style:style style:name="T598" style:parent-style-name="預設段落字型" style:family="text">
      <style:text-properties style:font-name-asian="標楷體" fo:font-size="14pt" style:font-size-asian="14pt"/>
    </style:style>
    <style:style style:name="T599" style:parent-style-name="預設段落字型" style:family="text">
      <style:text-properties style:font-name-asian="標楷體" fo:font-size="14pt" style:font-size-asian="14pt"/>
    </style:style>
    <style:style style:name="T600" style:parent-style-name="預設段落字型" style:family="text">
      <style:text-properties style:font-name-asian="標楷體" fo:font-size="14pt" style:font-size-asian="14pt"/>
    </style:style>
    <style:style style:name="T601" style:parent-style-name="預設段落字型" style:family="text">
      <style:text-properties style:font-name-asian="標楷體" fo:font-size="14pt" style:font-size-asian="14pt"/>
    </style:style>
    <style:style style:name="P602" style:parent-style-name="本文" style:family="paragraph">
      <style:paragraph-properties fo:margin-top="0.1451in" fo:margin-left="0.0777in">
        <style:tab-stops/>
      </style:paragraph-properties>
      <style:text-properties style:font-name="Times New Roman" style:font-name-asian="標楷體" style:font-name-complex="Times New Roman"/>
    </style:style>
    <style:style style:family="graphic" style:name="a0" style:parent-style-name="Graphics">
      <style:graphic-properties fo:min-width="10.73819in" fo:min-height="6.875in" fo:wrap-option="wrap" fo:border="0.0625in double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text:span text:style-name="T3"><draw:frame draw:z-index="251658752" draw:id="id0" draw:style-name="a0" draw:name="Text Box 3" text:anchor-type="paragraph" svg:x="0.04167in" svg:y="-0.4125in" svg:width="6.875in" svg:height="10.73819in" style:rel-width="scale" style:rel-height="scale"><draw:text-box draw:chain-next-name="Text Box 3"><text:p text:style-name="P4"/><text:p text:style-name="P5"/><text:p text:style-name="P6"/><text:p text:style-name="P7"/><text:p text:style-name="P8"><text:span text:style-name="T9">委託</text:span><text:span text:style-name="T10">處理</text:span><text:span text:style-name="T11">合約</text:span><text:span text:style-name="T12">書</text:span><text:span text:style-name="T13">(範本)</text:span></text:p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/><text:p text:style-name="P26">甲方：</text:p><text:p text:style-name="P27">乙方：</text:p><text:p text:style-name="P28"><text:span text:style-name="T29">有效期限</text:span><text:span text:style-name="T30">：</text:span><text:span text:style-name="T31">__</text:span><text:span text:style-name="T32">_</text:span><text:span text:style-name="T33">年</text:span><text:span text:style-name="T34">__</text:span><text:span text:style-name="T35">_</text:span><text:span text:style-name="T36">月</text:span><text:span text:style-name="T37">__</text:span><text:span text:style-name="T38">_</text:span><text:span text:style-name="T39">日至</text:span><text:span text:style-name="T40">__</text:span><text:span text:style-name="T41">_</text:span><text:span text:style-name="T42">年</text:span><text:span text:style-name="T43">__</text:span><text:span text:style-name="T44">_</text:span><text:span text:style-name="T45">月</text:span><text:span text:style-name="T46">__</text:span><text:span text:style-name="T47">_</text:span><text:span text:style-name="T48">日</text:span><text:span text:style-name="T49">止</text:span></text:p></draw:text-box><svg:desc/></draw:frame></text:span></text:p>
      <text:p text:style-name="P50"/>
      <text:p text:style-name="P51"/>
      <text:p text:style-name="P52"><text:span text:style-name="T53">清除</text:span><text:span text:style-name="T54">合作意向書</text:span></text:p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委託處理合約書(範本)</text:p>
      <text:p text:style-name="P63"/>
      <text:p text:style-name="P64"><text:span text:style-name="T65">立</text:span><text:span text:style-name="T66">約</text:span><text:span text:style-name="T67">人︰</text:span></text:p>
      <text:p text:style-name="P68"><text:span text:style-name="T69">【</text:span><text:span text:style-name="T70">太陽能發電</text:span><text:span text:style-name="T71">場</text:span><text:span text:style-name="T72">所</text:span><text:span text:style-name="T73">，以下簡稱</text:span><text:span text:style-name="T74">甲方</text:span><text:span text:style-name="T75">】</text:span></text:p>
      <text:p text:style-name="P76"><text:span text:style-name="T77">【</text:span><text:span text:style-name="T78">處理</text:span><text:span text:style-name="T79">機構，以下簡稱乙方</text:span><text:span text:style-name="T80">】</text:span></text:p>
      <text:p text:style-name="P81"/>
      <text:p text:style-name="P82"><text:span text:style-name="T83">茲以甲方為委託乙方</text:span><text:span text:style-name="T84">處理</text:span><text:span text:style-name="T85">甲方所產生之</text:span><text:span text:style-name="T86">廢棄物，雙方基於</text:span><text:span text:style-name="T87">廢棄物合法妥善</text:span><text:span text:style-name="T88">處理</text:span><text:span text:style-name="T89">原則，依據「廢棄物清理法」等相關法規之規定，訂定此合約。</text:span><text:span text:style-name="T90">約定條件如下︰</text:span></text:p>
      <text:p text:style-name="P91">一、廢棄物之種類、代碼、性質及數量(乙方同意為甲方處理廢棄物)</text:p>
      <text:p text:style-name="P92"><text:span text:style-name="T93">(</text:span><text:span text:style-name="T94">一</text:span><text:span text:style-name="T95">)</text:span><text:span text:style-name="T96">廢棄物種類︰</text:span><text:span text:style-name="T97"><text:s/></text:span><text:span text:style-name="T98"><text:s/></text:span><text:span text:style-name="T99"><text:s/></text:span><text:span text:style-name="T100"><text:s/></text:span><text:span text:style-name="T101"><text:s text:c="8"/></text:span><text:span text:style-name="T102"><text:s/></text:span><text:span text:style-name="T103"><text:s text:c="4"/></text:span><text:span text:style-name="T104"><text:s/></text:span><text:span text:style-name="T105"><text:s text:c="4"/></text:span><text:span text:style-name="T106"><text:s/></text:span><text:span text:style-name="T107"><text:s text:c="4"/></text:span><text:span text:style-name="T108"><text:s/></text:span><text:span text:style-name="T109"><text:s text:c="4"/></text:span><text:span text:style-name="T110"><text:s/></text:span><text:span text:style-name="T111"><text:s/></text:span><text:span text:style-name="T112"><text:s/></text:span><text:span text:style-name="T113"><text:s/></text:span><text:span text:style-name="T114"><text:s/></text:span><text:span text:style-name="T115"><text:s text:c="8"/></text:span><text:span text:style-name="T116"><text:s/></text:span><text:span text:style-name="T117"><text:s text:c="4"/></text:span><text:span text:style-name="T118"><text:s/></text:span><text:span text:style-name="T119"><text:s text:c="4"/></text:span><text:span text:style-name="T120"><text:s/></text:span><text:span text:style-name="T121"><text:s text:c="4"/></text:span><text:span text:style-name="T122"><text:s/></text:span><text:span text:style-name="T123"><text:s text:c="4"/></text:span><text:span text:style-name="T124"><text:s/></text:span><text:span text:style-name="T125"><text:s/></text:span><text:span text:style-name="T126"><text:s/></text:span><text:span text:style-name="T127"><text:s/></text:span><text:span text:style-name="T128"><text:s/></text:span><text:span text:style-name="T129"><text:s text:c="8"/></text:span><text:span text:style-name="T130"><text:s/></text:span><text:span text:style-name="T131"><text:s text:c="4"/></text:span><text:span text:style-name="T132"><text:s/></text:span><text:span text:style-name="T133"><text:s text:c="4"/></text:span><text:span text:style-name="T134"><text:s/></text:span><text:span text:style-name="T135"><text:s text:c="4"/></text:span><text:span text:style-name="T136"><text:s/></text:span><text:span text:style-name="T137"><text:s text:c="4"/></text:span><text:span text:style-name="T138"><text:s/></text:span></text:p>
      <text:p text:style-name="P139"><text:span text:style-name="T140">(</text:span><text:span text:style-name="T141">二</text:span><text:span text:style-name="T142">)</text:span><text:span text:style-name="T143">廢棄物代碼：</text:span><text:span text:style-name="T144"><text:s/></text:span><text:span text:style-name="T145"><text:s/></text:span><text:span text:style-name="T146"><text:s/></text:span><text:span text:style-name="T147"><text:s/></text:span><text:span text:style-name="T148"><text:s text:c="8"/></text:span><text:span text:style-name="T149"><text:s/></text:span><text:span text:style-name="T150"><text:s text:c="4"/></text:span><text:span text:style-name="T151"><text:s/></text:span><text:span text:style-name="T152"><text:s text:c="4"/></text:span><text:span text:style-name="T153"><text:s/></text:span><text:span text:style-name="T154"><text:s text:c="4"/></text:span><text:span text:style-name="T155"><text:s/></text:span><text:span text:style-name="T156"><text:s text:c="4"/></text:span><text:span text:style-name="T157"><text:s/></text:span><text:span text:style-name="T158"><text:s/></text:span><text:span text:style-name="T159"><text:s/></text:span><text:span text:style-name="T160"><text:s/></text:span><text:span text:style-name="T161"><text:s/></text:span><text:span text:style-name="T162"><text:s text:c="8"/></text:span><text:span text:style-name="T163"><text:s/></text:span><text:span text:style-name="T164"><text:s text:c="4"/></text:span><text:span text:style-name="T165"><text:s/></text:span><text:span text:style-name="T166"><text:s text:c="4"/></text:span><text:span text:style-name="T167"><text:s/></text:span><text:span text:style-name="T168"><text:s text:c="4"/></text:span><text:span text:style-name="T169"><text:s/></text:span><text:span text:style-name="T170"><text:s text:c="4"/></text:span><text:span text:style-name="T171"><text:s/></text:span><text:span text:style-name="T172"><text:s/></text:span><text:span text:style-name="T173"><text:s/></text:span><text:span text:style-name="T174"><text:s/></text:span><text:span text:style-name="T175"><text:s/></text:span><text:span text:style-name="T176"><text:s text:c="8"/></text:span><text:span text:style-name="T177"><text:s/></text:span><text:span text:style-name="T178"><text:s text:c="4"/></text:span><text:span text:style-name="T179"><text:s/></text:span><text:span text:style-name="T180"><text:s text:c="4"/></text:span></text:p>
      <text:p text:style-name="P181"><text:span text:style-name="T182">(</text:span><text:span text:style-name="T183">三</text:span><text:span text:style-name="T184">)</text:span><text:span text:style-name="T185">廢棄物性質︰</text:span><text:span text:style-name="T186"><text:s/></text:span><text:span text:style-name="T187"><text:s/></text:span><text:span text:style-name="T188"><text:s/></text:span><text:span text:style-name="T189"><text:s/></text:span><text:span text:style-name="T190"><text:s text:c="8"/></text:span><text:span text:style-name="T191"><text:s/></text:span><text:span text:style-name="T192"><text:s text:c="4"/></text:span><text:span text:style-name="T193"><text:s/></text:span><text:span text:style-name="T194"><text:s text:c="4"/></text:span><text:span text:style-name="T195"><text:s/></text:span><text:span text:style-name="T196"><text:s text:c="4"/></text:span><text:span text:style-name="T197"><text:s/></text:span><text:span text:style-name="T198"><text:s text:c="4"/></text:span><text:span text:style-name="T199"><text:s/></text:span><text:span text:style-name="T200"><text:s/></text:span><text:span text:style-name="T201"><text:s/></text:span><text:span text:style-name="T202"><text:s/></text:span><text:span text:style-name="T203"><text:s/></text:span><text:span text:style-name="T204"><text:s text:c="8"/></text:span><text:span text:style-name="T205"><text:s/></text:span><text:span text:style-name="T206"><text:s text:c="4"/></text:span><text:span text:style-name="T207"><text:s/></text:span><text:span text:style-name="T208"><text:s text:c="4"/></text:span><text:span text:style-name="T209"><text:s/></text:span><text:span text:style-name="T210"><text:s text:c="4"/></text:span><text:span text:style-name="T211"><text:s/></text:span><text:span text:style-name="T212"><text:s text:c="4"/></text:span><text:span text:style-name="T213"><text:s/></text:span><text:span text:style-name="T214"><text:s/></text:span><text:span text:style-name="T215"><text:s/></text:span><text:span text:style-name="T216"><text:s/></text:span><text:span text:style-name="T217"><text:s/></text:span><text:span text:style-name="T218"><text:s text:c="8"/></text:span><text:span text:style-name="T219"><text:s/></text:span><text:span text:style-name="T220"><text:s text:c="4"/></text:span><text:span text:style-name="T221"><text:s/></text:span><text:span text:style-name="T222"><text:s text:c="4"/></text:span></text:p>
      <text:p text:style-name="P223"><text:span text:style-name="T224">(</text:span><text:span text:style-name="T225">四</text:span><text:span text:style-name="T226">)</text:span><text:span text:style-name="T227">廢棄物數量</text:span><text:span text:style-name="T228">︰</text:span><text:span text:style-name="T229"><text:s/></text:span><text:span text:style-name="T230"><text:s/></text:span><text:span text:style-name="T231"><text:s/></text:span><text:span text:style-name="T232"><text:s/></text:span><text:span text:style-name="T233"><text:s text:c="8"/></text:span><text:span text:style-name="T234"><text:s/></text:span><text:span text:style-name="T235"><text:s text:c="4"/></text:span><text:span text:style-name="T236"><text:s/></text:span><text:span text:style-name="T237"><text:s text:c="4"/></text:span><text:span text:style-name="T238"><text:s/></text:span><text:span text:style-name="T239"><text:s text:c="4"/></text:span><text:span text:style-name="T240"><text:s/></text:span><text:span text:style-name="T241"><text:s text:c="4"/></text:span><text:span text:style-name="T242"><text:s/></text:span><text:span text:style-name="T243"><text:s/></text:span><text:span text:style-name="T244"><text:s/></text:span><text:span text:style-name="T245"><text:s/></text:span><text:span text:style-name="T246"><text:s/></text:span><text:span text:style-name="T247"><text:s text:c="8"/></text:span><text:span text:style-name="T248"><text:s/></text:span><text:span text:style-name="T249"><text:s text:c="4"/></text:span><text:span text:style-name="T250"><text:s/></text:span><text:span text:style-name="T251"><text:s text:c="4"/></text:span><text:span text:style-name="T252"><text:s/></text:span><text:span text:style-name="T253"><text:s text:c="4"/></text:span><text:span text:style-name="T254"><text:s/></text:span><text:span text:style-name="T255"><text:s text:c="4"/></text:span><text:span text:style-name="T256"><text:s/></text:span><text:span text:style-name="T257"><text:s/></text:span><text:span text:style-name="T258"><text:s/></text:span><text:span text:style-name="T259"><text:s/></text:span><text:span text:style-name="T260"><text:s/></text:span><text:span text:style-name="T261"><text:s text:c="8"/></text:span><text:span text:style-name="T262"><text:s/></text:span><text:span text:style-name="T263"><text:s text:c="4"/></text:span><text:span text:style-name="T264"><text:s/></text:span><text:span text:style-name="T265"><text:s text:c="4"/></text:span></text:p>
      <text:p text:style-name="P266">二、處理之工具、設備、方法、頻率、相關場所</text:p>
      <text:p text:style-name="P267"><text:span text:style-name="T268">(</text:span><text:span text:style-name="T269">一</text:span><text:span text:style-name="T270">)</text:span><text:span text:style-name="T271">處理</text:span><text:span text:style-name="T272">工具</text:span><text:span text:style-name="T273">、</text:span><text:span text:style-name="T274">設備</text:span><text:span text:style-name="T275">及方法</text:span><text:span text:style-name="T276">︰</text:span><text:span text:style-name="T277"><text:s/></text:span><text:span text:style-name="T278"><text:s/></text:span><text:span text:style-name="T279"><text:s/></text:span><text:span text:style-name="T280"><text:s/></text:span><text:span text:style-name="T281"><text:s text:c="8"/></text:span><text:span text:style-name="T282"><text:s/></text:span><text:span text:style-name="T283"><text:s text:c="4"/></text:span><text:span text:style-name="T284"><text:s/></text:span><text:span text:style-name="T285"><text:s text:c="4"/></text:span><text:span text:style-name="T286"><text:s/></text:span><text:span text:style-name="T287"><text:s text:c="4"/></text:span><text:span text:style-name="T288"><text:s/></text:span><text:span text:style-name="T289"><text:s text:c="4"/></text:span><text:span text:style-name="T290"><text:s/></text:span><text:span text:style-name="T291"><text:s/></text:span><text:span text:style-name="T292"><text:s/></text:span><text:span text:style-name="T293"><text:s/></text:span><text:span text:style-name="T294"><text:s/></text:span><text:span text:style-name="T295"><text:s text:c="8"/></text:span><text:span text:style-name="T296"><text:s/></text:span><text:span text:style-name="T297"><text:s text:c="4"/></text:span><text:span text:style-name="T298"><text:s/></text:span><text:span text:style-name="T299"><text:s text:c="4"/></text:span><text:span text:style-name="T300"><text:s/></text:span><text:span text:style-name="T301"><text:s text:c="4"/></text:span><text:span text:style-name="T302"><text:s/></text:span><text:span text:style-name="T303"><text:s text:c="4"/></text:span><text:span text:style-name="T304"><text:s/></text:span><text:span text:style-name="T305"><text:s/></text:span><text:span text:style-name="T306"><text:s/></text:span><text:span text:style-name="T307"><text:s/></text:span><text:span text:style-name="T308"><text:s/></text:span><text:span text:style-name="T309"><text:s text:c="8"/></text:span><text:span text:style-name="T310"><text:s/></text:span><text:span text:style-name="T311"><text:s text:c="4"/></text:span><text:span text:style-name="T312"><text:s/></text:span><text:span text:style-name="T313"><text:s text:c="4"/></text:span></text:p>
      <text:p text:style-name="P314"><text:span text:style-name="T315">(</text:span><text:span text:style-name="T316">二</text:span><text:span text:style-name="T317">)</text:span><text:span text:style-name="T318">處理</text:span><text:span text:style-name="T319">場所</text:span><text:span text:style-name="T320">：</text:span><text:span text:style-name="T321"><text:s/></text:span><text:span text:style-name="T322"><text:s/></text:span><text:span text:style-name="T323"><text:s/></text:span><text:span text:style-name="T324"><text:s/></text:span><text:span text:style-name="T325"><text:s text:c="8"/></text:span><text:span text:style-name="T326"><text:s/></text:span><text:span text:style-name="T327"><text:s text:c="4"/></text:span><text:span text:style-name="T328"><text:s/></text:span><text:span text:style-name="T329"><text:s text:c="4"/></text:span><text:span text:style-name="T330"><text:s/></text:span><text:span text:style-name="T331"><text:s text:c="4"/></text:span><text:span text:style-name="T332"><text:s/></text:span><text:span text:style-name="T333"><text:s text:c="4"/></text:span><text:span text:style-name="T334"><text:s/></text:span><text:span text:style-name="T335"><text:s/></text:span><text:span text:style-name="T336"><text:s/></text:span><text:span text:style-name="T337"><text:s/></text:span><text:span text:style-name="T338"><text:s/></text:span><text:span text:style-name="T339"><text:s text:c="8"/></text:span><text:span text:style-name="T340"><text:s/></text:span><text:span text:style-name="T341"><text:s text:c="4"/></text:span><text:span text:style-name="T342"><text:s/></text:span><text:span text:style-name="T343"><text:s text:c="4"/></text:span><text:span text:style-name="T344"><text:s/></text:span><text:span text:style-name="T345"><text:s text:c="4"/></text:span><text:span text:style-name="T346"><text:s/></text:span><text:span text:style-name="T347"><text:s text:c="4"/></text:span><text:span text:style-name="T348"><text:s/></text:span><text:span text:style-name="T349"><text:s/></text:span><text:span text:style-name="T350"><text:s/></text:span><text:span text:style-name="T351"><text:s/></text:span><text:span text:style-name="T352"><text:s/></text:span><text:span text:style-name="T353"><text:s text:c="8"/></text:span><text:span text:style-name="T354"><text:s/></text:span><text:span text:style-name="T355"><text:s text:c="4"/></text:span><text:span text:style-name="T356"><text:s/></text:span><text:span text:style-name="T357"><text:s text:c="6"/></text:span></text:p>
      <text:p text:style-name="P358"><text:span text:style-name="T359">三、</text:span><text:span text:style-name="T360">委託期間：</text:span><text:span text:style-name="T361"><text:s/></text:span><text:span text:style-name="T362"><text:s/></text:span><text:span text:style-name="T363"><text:s text:c="6"/></text:span><text:span text:style-name="T364"><text:s/></text:span><text:span text:style-name="T365"><text:s/></text:span><text:span text:style-name="T366">年</text:span><text:span text:style-name="T367"><text:s/></text:span><text:span text:style-name="T368"><text:s/></text:span><text:span text:style-name="T369"><text:s text:c="6"/></text:span><text:span text:style-name="T370"><text:s/></text:span><text:span text:style-name="T371"><text:s/></text:span><text:span text:style-name="T372">月</text:span><text:span text:style-name="T373"><text:s/></text:span><text:span text:style-name="T374"><text:s/></text:span><text:span text:style-name="T375"><text:s text:c="6"/></text:span><text:span text:style-name="T376"><text:s/></text:span><text:span text:style-name="T377"><text:s/></text:span><text:span text:style-name="T378">日至</text:span><text:span text:style-name="T379"><text:s/></text:span><text:span text:style-name="T380"><text:s/></text:span><text:span text:style-name="T381"><text:s text:c="6"/></text:span><text:span text:style-name="T382"><text:s/></text:span><text:span text:style-name="T383"><text:s/></text:span><text:span text:style-name="T384">年</text:span><text:span text:style-name="T385"><text:s/></text:span><text:span text:style-name="T386"><text:s/></text:span><text:span text:style-name="T387"><text:s text:c="6"/></text:span><text:span text:style-name="T388"><text:s/></text:span><text:span text:style-name="T389"><text:s/></text:span><text:span text:style-name="T390">月</text:span><text:span text:style-name="T391"><text:s/></text:span><text:span text:style-name="T392"><text:s/></text:span><text:span text:style-name="T393"><text:s text:c="6"/></text:span><text:span text:style-name="T394"><text:s/></text:span><text:span text:style-name="T395"><text:s/></text:span><text:span text:style-name="T396">日</text:span></text:p>
      <text:p text:style-name="P397"><text:span text:style-name="T398">四、</text:span><text:span text:style-name="T399">廢棄物之最終處置地點及數量</text:span><text:span text:style-name="T400">：</text:span><text:span text:style-name="T401"><text:s/></text:span><text:span text:style-name="T402"><text:s/></text:span><text:span text:style-name="T403"><text:s/></text:span><text:span text:style-name="T404"><text:s/></text:span><text:span text:style-name="T405"><text:s text:c="8"/></text:span><text:span text:style-name="T406"><text:s/></text:span><text:span text:style-name="T407"><text:s text:c="4"/></text:span><text:span text:style-name="T408"><text:s/></text:span><text:span text:style-name="T409"><text:s text:c="4"/></text:span><text:span text:style-name="T410"><text:s/></text:span><text:span text:style-name="T411"><text:s text:c="4"/></text:span><text:span text:style-name="T412"><text:s/></text:span><text:span text:style-name="T413"><text:s text:c="4"/></text:span><text:span text:style-name="T414"><text:s/></text:span><text:span text:style-name="T415"><text:s/></text:span><text:span text:style-name="T416"><text:s/></text:span><text:span text:style-name="T417"><text:s/></text:span><text:span text:style-name="T418"><text:s/></text:span><text:span text:style-name="T419"><text:s text:c="8"/></text:span><text:span text:style-name="T420"><text:s/></text:span><text:span text:style-name="T421"><text:s text:c="4"/></text:span><text:span text:style-name="T422"><text:s/></text:span><text:span text:style-name="T423"><text:s text:c="4"/></text:span><text:span text:style-name="T424"><text:s/></text:span><text:span text:style-name="T425"><text:s text:c="4"/></text:span><text:span text:style-name="T426"><text:s/></text:span><text:span text:style-name="T427"><text:s text:c="4"/></text:span><text:span text:style-name="T428"><text:s/></text:span><text:span text:style-name="T429"><text:s/></text:span><text:span text:style-name="T430"><text:s/></text:span><text:span text:style-name="T431"><text:s/></text:span><text:span text:style-name="T432"><text:s/></text:span><text:span text:style-name="T433"><text:s text:c="8"/></text:span><text:span text:style-name="T434"><text:s/></text:span><text:span text:style-name="T435"><text:s text:c="4"/></text:span><text:span text:style-name="T436"><text:s/></text:span><text:span text:style-name="T437"><text:s text:c="6"/></text:span></text:p>
      <text:p text:style-name="P438"><text:span text:style-name="T439">五、</text:span><text:span text:style-name="T440">因故無法執行契約或其他突發事件之應變措施</text:span><text:span text:style-name="T441">：</text:span><text:span text:style-name="T442"><text:s/></text:span><text:span text:style-name="T443"><text:s/></text:span><text:span text:style-name="T444"><text:s/></text:span><text:span text:style-name="T445"><text:s text:c="8"/></text:span><text:span text:style-name="T446"><text:s/></text:span><text:span text:style-name="T447"><text:s text:c="4"/></text:span><text:span text:style-name="T448"><text:s/></text:span><text:span text:style-name="T449"><text:s text:c="4"/></text:span><text:span text:style-name="T450"><text:s/></text:span><text:span text:style-name="T451"><text:s text:c="4"/></text:span><text:span text:style-name="T452"><text:s/></text:span><text:span text:style-name="T453"><text:s text:c="4"/></text:span><text:span text:style-name="T454"><text:s/></text:span><text:span text:style-name="T455"><text:s/></text:span><text:span text:style-name="T456"><text:s/></text:span><text:span text:style-name="T457"><text:s/></text:span><text:span text:style-name="T458"><text:s/></text:span><text:span text:style-name="T459"><text:s text:c="8"/></text:span><text:span text:style-name="T460"><text:s/></text:span><text:span text:style-name="T461"><text:s text:c="2"/></text:span></text:p>
      <text:p text:style-name="P462"><text:span text:style-name="T463"><text:s text:c="4"/></text:span><text:span text:style-name="T464"><text:s/></text:span><text:span text:style-name="T465"><text:s text:c="4"/></text:span><text:span text:style-name="T466"><text:s/></text:span><text:span text:style-name="T467"><text:s/></text:span><text:span text:style-name="T468"><text:s/></text:span><text:span text:style-name="T469"><text:s/></text:span><text:span text:style-name="T470"><text:s/></text:span><text:span text:style-name="T471"><text:s text:c="8"/></text:span><text:span text:style-name="T472"><text:s/></text:span><text:span text:style-name="T473"><text:s text:c="7"/></text:span><text:span text:style-name="T474"><text:s/></text:span><text:span text:style-name="T475"><text:s text:c="4"/></text:span><text:span text:style-name="T476"><text:s/></text:span><text:span text:style-name="T477"><text:s/></text:span><text:span text:style-name="T478"><text:s/></text:span><text:span text:style-name="T479"><text:s/></text:span><text:span text:style-name="T480"><text:s/></text:span><text:span text:style-name="T481"><text:s text:c="8"/></text:span><text:span text:style-name="T482"><text:s/></text:span><text:span text:style-name="T483"><text:s text:c="7"/></text:span><text:span text:style-name="T484"><text:s/></text:span><text:span text:style-name="T485"><text:s text:c="4"/></text:span><text:span text:style-name="T486"><text:s/></text:span><text:span text:style-name="T487"><text:s/></text:span><text:span text:style-name="T488"><text:s/></text:span><text:span text:style-name="T489"><text:s/></text:span><text:span text:style-name="T490"><text:s/></text:span><text:span text:style-name="T491"><text:s text:c="8"/></text:span><text:span text:style-name="T492"><text:s/></text:span><text:span text:style-name="T493"><text:s text:c="7"/></text:span><text:span text:style-name="T494"><text:s/></text:span><text:span text:style-name="T495"><text:s text:c="4"/></text:span><text:span text:style-name="T496"><text:s/></text:span><text:span text:style-name="T497"><text:s/></text:span><text:span text:style-name="T498"><text:s/></text:span><text:span text:style-name="T499"><text:s/></text:span><text:span text:style-name="T500"><text:s/></text:span><text:span text:style-name="T501"><text:s text:c="8"/></text:span><text:span text:style-name="T502"><text:s/></text:span><text:span text:style-name="T503"><text:s text:c="3"/></text:span><text:span text:style-name="T504"><text:s text:c="2"/></text:span><text:span text:style-name="T505"><text:s/></text:span><text:span text:style-name="T506"><text:s text:c="4"/></text:span><text:span text:style-name="T507"><text:s/></text:span><text:span text:style-name="T508"><text:s text:c="4"/></text:span><text:span text:style-name="T509"><text:s/></text:span><text:span text:style-name="T510"><text:s text:c="4"/></text:span><text:span text:style-name="T511"><text:s/></text:span><text:span text:style-name="T512"><text:s/></text:span><text:span text:style-name="T513"><text:s/></text:span><text:span text:style-name="T514"><text:s/></text:span><text:span text:style-name="T515"><text:s/></text:span><text:span text:style-name="T516"><text:s/></text:span></text:p>
      <text:p text:style-name="P517"><text:span text:style-name="T518">六</text:span><text:span text:style-name="T519">、</text:span><text:span text:style-name="T520">乙方於暫存廢太陽光電板時，應符合「事業廢棄物貯存清除處理方法及設施標準」。</text:span></text:p>
      <text:p text:style-name="P521"><text:bookmark-start text:name="_GoBack"/><text:bookmark-end text:name="_GoBack"/>七、附件(廢棄物處理許可證等影本)。</text:p>
      <text:p text:style-name="P522">八、本合約書壹式貳份，二方各執乙份為憑，簽署後生效。</text:p>
      <table:table table:style-name="Table523">
        <table:table-columns>
          <table:table-column table:style-name="TableColumn524"/>
        </table:table-columns>
        <table:table-row table:style-name="TableRow525">
          <table:table-cell table:style-name="TableCell526">
            <text:soft-page-break/>
            <text:p text:style-name="P527">甲方簽章</text:p>
          </table:table-cell>
        </table:table-row>
      </table:table>
      <text:p text:style-name="P529">立約人</text:p>
      <text:p text:style-name="P530"><text:span text:style-name="T531">甲</text:span><text:span text:style-name="T532"><text:s text:c="4"/></text:span><text:span text:style-name="T533">方：</text:span></text:p>
      <text:p text:style-name="P534"><text:span text:style-name="T535">代</text:span><text:span text:style-name="T536"><text:s/></text:span><text:span text:style-name="T537">表</text:span><text:span text:style-name="T538"><text:s/></text:span><text:span text:style-name="T539">人</text:span></text:p>
      <text:p text:style-name="P540"><text:span text:style-name="T541">地</text:span><text:span text:style-name="T542"><text:s text:c="4"/></text:span><text:span text:style-name="T543">址：</text:span></text:p>
      <table:table table:style-name="Table544">
        <table:table-columns>
          <table:table-column table:style-name="TableColumn545"/>
        </table:table-columns>
        <table:table-row table:style-name="TableRow546">
          <table:table-cell table:style-name="TableCell547">
            <text:p text:style-name="P548">甲方代表人簽章</text:p>
          </table:table-cell>
        </table:table-row>
      </table:table>
      <text:p text:style-name="P549"><text:span text:style-name="T550">統一編號：</text:span></text:p>
      <text:p text:style-name="P551"><text:span text:style-name="T552">電</text:span><text:span text:style-name="T553"><text:s text:c="4"/></text:span><text:span text:style-name="T554">話：</text:span></text:p>
      <text:p text:style-name="P555"/>
      <table:table table:style-name="Table556">
        <table:table-columns>
          <table:table-column table:style-name="TableColumn557"/>
        </table:table-columns>
        <table:table-row table:style-name="TableRow558">
          <table:table-cell table:style-name="TableCell559">
            <text:p text:style-name="P560">乙方簽章</text:p>
          </table:table-cell>
        </table:table-row>
      </table:table>
      <text:p text:style-name="P561"/>
      <text:p text:style-name="P562"><text:span text:style-name="T563">乙</text:span><text:span text:style-name="T564"><text:s text:c="4"/></text:span><text:span text:style-name="T565">方：</text:span></text:p>
      <text:p text:style-name="P566"><text:span text:style-name="T567">代</text:span><text:span text:style-name="T568"><text:s/></text:span><text:span text:style-name="T569">表</text:span><text:span text:style-name="T570"><text:s/></text:span><text:span text:style-name="T571">人：</text:span></text:p>
      <text:p text:style-name="P572"><text:span text:style-name="T573">地</text:span><text:span text:style-name="T574"><text:s text:c="4"/></text:span><text:span text:style-name="T575">址：</text:span></text:p>
      <text:p text:style-name="P576"><text:span text:style-name="T577">統一編號：</text:span></text:p>
      <table:table table:style-name="Table578">
        <table:table-columns>
          <table:table-column table:style-name="TableColumn579"/>
        </table:table-columns>
        <table:table-row table:style-name="TableRow580">
          <table:table-cell table:style-name="TableCell581">
            <text:p text:style-name="P582">乙方代表人簽章</text:p>
          </table:table-cell>
        </table:table-row>
      </table:table>
      <text:p text:style-name="P583"><text:span text:style-name="T584">電</text:span><text:span text:style-name="T585"><text:s text:c="4"/></text:span><text:span text:style-name="T586">話：</text:span></text:p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><text:span text:style-name="T595">中華民國</text:span><text:span text:style-name="T596"><text:s/></text:span><text:span text:style-name="T597">年</text:span><text:span text:style-name="T598"><text:s/></text:span><text:span text:style-name="T599">月</text:span><text:span text:style-name="T600"><text:s/></text:span><text:span text:style-name="T601">日</text:span></text:p>
      <text:p text:style-name="P6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Mono CJK JP Bold" svg:font-family="Noto Sans Mono CJK JP Bold" style:font-family-generic="swiss" style:font-pitch="variable"/>
    <style:font-face style:name="Noto Sans CJK JP Medium" svg:font-family="Noto Sans CJK JP Medium" style:font-family-generic="swiss" style:font-pitch="variable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內文" style:display-name="內文" style:family="paragraph">
      <style:text-properties style:font-name="Noto Sans Mono CJK JP Bold" style:font-name-asian="Noto Sans Mono CJK JP Bold" style:font-name-complex="Noto Sans Mono CJK JP Bold" style:language-asian="zh" style:country-asian="TW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margin-left="1.1611in">
        <style:tab-stops/>
      </style:paragraph-properties>
      <style:text-properties fo:font-size="14pt" style:font-size-asian="14pt" style:font-size-complex="14pt" fo:hyphenate="false"/>
    </style:style>
    <style:style style:name="標題" style:display-name="標題" style:family="paragraph" style:parent-style-name="內文">
      <style:paragraph-properties fo:text-align="center" fo:line-height="0.3763in" fo:margin-left="1.9666in" fo:margin-right="2.0194in">
        <style:tab-stops/>
      </style:paragraph-properties>
      <style:text-properties style:font-name="Noto Sans CJK JP Medium" style:font-name-asian="Noto Sans CJK JP Medium" style:font-name-complex="Noto Sans CJK JP Medium" fo:font-size="16pt" style:font-size-asian="16pt" style:font-size-complex="16pt" fo:hyphenate="false"/>
    </style:style>
    <style:style style:name="清單段落" style:display-name="清單段落" style:family="paragraph" style:parent-style-name="內文">
      <style:text-properties fo:hyphenate="false"/>
    </style:style>
    <style:style style:name="TableParagraph" style:display-name="Table Paragraph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Noto Sans Mono CJK JP Bold" style:font-name-asian="Noto Sans Mono CJK JP Bold" style:font-name-complex="Noto Sans Mono CJK JP Bold" fo:font-size="10pt" style:font-size-asian="10pt" style:font-size-complex="10pt" style:language-asian="zh" style:country-asian="TW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Noto Sans Mono CJK JP Bold" style:font-name-asian="Noto Sans Mono CJK JP Bold" style:font-name-complex="Noto Sans Mono CJK JP Bold" fo:font-size="10pt" style:font-size-asian="10pt" style:font-size-complex="10pt" style:language-asian="zh" style:country-asian="TW"/>
    </style:style>
    <style:style style:name="一" style:display-name="1.1一" style:family="paragraph">
      <style:paragraph-properties fo:widows="2" fo:orphans="2" style:punctuation-wrap="simple" style:text-autospace="ideograph-alpha" fo:text-align="justify" fo:margin-top="0.0416in" fo:margin-bottom="0.0416in" fo:line-height="0.3055in" fo:margin-left="0.2777in" fo:text-indent="-0.1388in">
        <style:tab-stops>
          <style:tab-stop style:type="left" style:position="1.2638in"/>
          <style:tab-stop style:type="center" style:position="2.675in"/>
        </style:tab-stops>
      </style:paragraph-properties>
      <style:text-properties style:font-name="Times New Roman" style:font-name-asian="標楷體" style:font-name-complex="Times New Roman" fo:letter-spacing="0.0069in" fo:font-size="14pt" style:font-size-asian="14pt" style:font-size-complex="14pt" style:language-asian="zh" style:country-asian="TW" fo:hyphenate="false"/>
    </style:style>
    <style:style style:name="一字元" style:display-name="1.1一 字元" style:family="text">
      <style:text-properties style:font-name="Times New Roman" style:font-name-asian="標楷體" style:font-name-complex="Times New Roman" fo:letter-spacing="0.0069in" fo:font-size="14pt" style:font-size-asian="14pt" style:font-size-complex="14pt" style:language-asian="zh" style:country-asian="T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5in" fo:margin-left="0.7083in" fo:margin-bottom="0.6875in" fo:margin-right="0.6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638in"/>
      </style:header-style>
      <style:footer-style>
        <style:header-footer-properties style:dynamic-spacing="true" fo:min-height="0.1319in"/>
      </style:footer-style>
    </style:page-layout>
    <style:style style:name="P2" style:parent-style-name="本文" style:family="paragraph">
      <style:paragraph-properties fo:line-height="5%" fo:margin-left="0in">
        <style:tab-stops/>
      </style:paragraph-properties>
      <style:text-properties fo:font-size="10pt" style:font-size-asian="10pt"/>
    </style:style>
    <style:page-layout style:name="PL1">
      <style:page-layout-properties fo:page-width="8.2638in" fo:page-height="11.6944in" style:print-orientation="portrait" fo:margin-top="0.75in" fo:margin-left="0.7083in" fo:margin-bottom="0.8194in" fo:margin-right="0.65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2" style:parent-style-name="本文" style:family="paragraph">
      <style:paragraph-properties fo:line-height="5%" fo:margin-left="0in">
        <style:tab-stops/>
      </style:paragraph-properties>
      <style:text-properties fo:font-size="10pt" style:font-size-asian="10pt"/>
    </style:style>
    <style:page-layout style:name="PL2">
      <style:page-layout-properties fo:page-width="8.268in" fo:page-height="11.693in" style:print-orientation="portrait" fo:margin-top="1in" fo:margin-left="0.7875in" fo:margin-bottom="1in" fo:margin-right="0.8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  <style:style style:name="P528" style:parent-style-name="本文" style:family="paragraph">
      <style:paragraph-properties fo:line-height="5%" fo:margin-left="0in">
        <style:tab-stops/>
      </style:paragraph-properties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62"/>
      </style:footer>
    </style:master-page>
    <style:master-page style:name="MP2" style:page-layout-name="PL2">
      <style:footer>
        <text:p text:style-name="P5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4D6963726F736F667420576F7264202D20AAFEA5F3A4542D323031352D32303137A67EA440AFEBA8C6B77EBC6FB1F3AAABA965B055B24DB942A658ACF95FAFF3AED75F2E646F63&gt;</dc:title>
    <meta:initial-creator>hz22514</meta:initial-creator>
    <dc:creator>lsh</dc:creator>
    <meta:creation-date>2021-02-03T02:06:00Z</meta:creation-date>
    <dc:date>2021-02-03T02:06:00Z</dc:date>
    <meta:template xlink:href="Normal.dotm" xlink:type="simple"/>
    <meta:editing-cycles>2</meta:editing-cycles>
    <meta:editing-duration>PT60S</meta:editing-duration>
    <meta:user-defined meta:name="Created" meta:value-type="date">2014-11-04T00:00:00Z</meta:user-defined>
    <meta:user-defined meta:name="Creator">PScript5.dll Version 5.2.2</meta:user-defined>
    <meta:user-defined meta:name="LastSaved" meta:value-type="date">2020-06-29T00:00:00Z</meta:user-defined>
    <meta:document-statistic meta:page-count="3" meta:paragraph-count="2" meta:word-count="208" meta:character-count="1392" meta:row-count="9" meta:non-whitespace-character-count="1186"/>
  </office:meta>
</office:document-meta>
</file>